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100000DB40AC2FDC21ED550B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7cm" table:align="margins" style:may-break-between-rows="true" table:border-model="collapsing"/>
    </style:style>
    <style:style style:name="Tabela3.A" style:family="table-column">
      <style:table-column-properties style:column-width="1.406cm" style:rel-column-width="5419*"/>
    </style:style>
    <style:style style:name="Tabela3.B" style:family="table-column">
      <style:table-column-properties style:column-width="4.597cm" style:rel-column-width="17719*"/>
    </style:style>
    <style:style style:name="Tabela3.C" style:family="table-column">
      <style:table-column-properties style:column-width="10.998cm" style:rel-column-width="42397*"/>
    </style:style>
    <style:style style:name="Tabela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none" fo:border-right="none" fo:border-top="1pt outset #000000" fo:border-bottom="1pt outset #000000" style:writing-mode="page">
        <style:background-image/>
      </style:table-cell-properties>
    </style:style>
    <style:style style:name="Tabela3.B2" style:family="table-cell" style:data-style-name="N10000">
      <style:table-cell-properties style:vertical-align="middle" fo:background-color="transparent" fo:padding="0.097cm" fo:border-left="none" fo:border-right="none" fo:border-top="1pt outset #000000" fo:border-bottom="1pt outset #000000" style:writing-mode="pag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3.B3" style:family="table-cell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3.C3" style:family="table-cell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3.A4" style:family="table-cell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3.B4" style:family="table-cell" style:data-style-name="N10000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3.C4" style:family="table-cell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3.A5" style:family="table-cell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none" fo:border-right="none" fo:border-top="none" fo:border-bottom="1pt outset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fo:color="#999999" loext:opacity="100%" fo:language="pt" fo:country="BR" officeooo:rsid="000bb793" officeooo:paragraph-rsid="006d88bf"/>
    </style:style>
    <style:style style:name="P2" style:family="paragraph" style:parent-style-name="Footer">
      <style:paragraph-properties fo:text-align="center" style:justify-single-word="false"/>
      <style:text-properties fo:language="pt" fo:country="B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c725c" officeooo:paragraph-rsid="005c7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725c" officeooo:paragraph-rsid="005c7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4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b2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29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04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b2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center" style:justify-single-word="false"/>
      <style:text-properties fo:color="#000000" loext:opacity="100%" style:font-name="Liberation Serif" fo:language="pt" fo:country="BR" fo:font-style="normal" officeooo:rsid="005c725c" officeooo:paragraph-rsid="005c725c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loext:opacity="100%" style:font-name="Liberation Serif" fo:language="pt" fo:country="BR" officeooo:rsid="006cc11f" officeooo:paragraph-rsid="005c725c"/>
    </style:style>
    <style:style style:name="P16" style:family="paragraph" style:parent-style-name="Text_20_body">
      <style:paragraph-properties fo:text-align="justify" style:justify-single-word="false"/>
      <style:text-properties fo:color="#000000" loext:opacity="100%" style:font-name="Liberation Serif" fo:language="pt" fo:country="BR" officeooo:rsid="0046e871" officeooo:paragraph-rsid="005c725c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3d280a" officeooo:paragraph-rsid="003d280a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5e2f8c" officeooo:paragraph-rsid="005e2f8c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67421c" officeooo:paragraph-rsid="0067421c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691be9" officeooo:paragraph-rsid="00691be9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fo:font-weight="bold" officeooo:rsid="005e2f8c" officeooo:paragraph-rsid="005e2f8c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rsid="003b6ef0" officeooo:paragraph-rsid="003b6ef0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paragraph-rsid="0045b6bf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officeooo:rsid="005c725c" officeooo:paragraph-rsid="005c725c"/>
    </style:style>
    <style:style style:name="P25" style:family="paragraph" style:parent-style-name="Standard">
      <style:text-properties style:font-name="Liberation Serif" fo:font-size="16pt" fo:language="pt" fo:country="BR" fo:font-weight="normal" officeooo:rsid="0035dcd2" officeooo:paragraph-rsid="0035dcd2" style:font-size-asian="16pt" style:font-weight-asian="normal" style:font-size-complex="16pt" style:font-weight-complex="normal"/>
    </style:style>
    <style:style style:name="P26" style:family="paragraph" style:parent-style-name="Standard">
      <style:text-properties style:font-name="Liberation Serif" officeooo:paragraph-rsid="006b29a2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c725c" officeooo:paragraph-rsid="005c7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 style:master-page-name="Standard">
      <style:paragraph-properties fo:text-align="start" style:justify-single-word="false" style:page-number="auto"/>
      <style:text-properties fo:color="#999999" loext:opacity="100%" style:font-name="Liberation Serif" fo:font-size="12pt" fo:language="pt" fo:country="BR" fo:font-style="italic" fo:font-weight="normal" officeooo:rsid="006d88bf" officeooo:paragraph-rsid="006d88b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999999" loext:opacity="100%" style:font-name="Liberation Serif" fo:font-size="12pt" fo:language="pt" fo:country="BR" fo:font-style="italic" fo:font-weight="normal" officeooo:rsid="006d88bf" officeooo:paragraph-rsid="006f57fb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Liberation Serif" fo:font-size="10pt" fo:language="pt" fo:country="BR" fo:font-style="italic" fo:font-weight="normal" officeooo:rsid="006d88bf" officeooo:paragraph-rsid="006f57f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0000" loext:opacity="100%" fo:language="pt" fo:country="BR"/>
    </style:style>
    <style:style style:name="T2" style:family="text">
      <style:text-properties fo:color="#000000" loext:opacity="100%" fo:language="pt" fo:country="BR" fo:font-style="italic" style:font-style-asian="italic" style:font-style-complex="italic"/>
    </style:style>
    <style:style style:name="T3" style:family="text">
      <style:text-properties fo:color="#000000" loext:opacity="100%" fo:language="pt" fo:country="BR" fo:font-style="normal" style:font-style-asian="normal" style:font-style-complex="normal"/>
    </style:style>
    <style:style style:name="T4" style:family="text">
      <style:text-properties officeooo:rsid="004f25b9"/>
    </style:style>
    <style:style style:name="T5" style:family="text">
      <style:text-properties officeooo:rsid="005c725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5e2f8c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05c725c"/>
    </style:style>
    <style:style style:name="T11" style:family="text">
      <style:text-properties officeooo:rsid="00606295"/>
    </style:style>
    <style:style style:name="T12" style:family="text">
      <style:text-properties officeooo:rsid="0061eb8b"/>
    </style:style>
    <style:style style:name="T13" style:family="text">
      <style:text-properties officeooo:rsid="00653d27"/>
    </style:style>
    <style:style style:name="T14" style:family="text">
      <style:text-properties officeooo:rsid="0065e1bb"/>
    </style:style>
    <style:style style:name="T15" style:family="text">
      <style:text-properties officeooo:rsid="00691be9"/>
    </style:style>
    <style:style style:name="T16" style:family="text">
      <style:text-properties officeooo:rsid="006986f5"/>
    </style:style>
    <style:style style:name="T17" style:family="text">
      <style:text-properties officeooo:rsid="006a8109"/>
    </style:style>
    <style:style style:name="T18" style:family="text">
      <style:text-properties officeooo:rsid="006b29a2"/>
    </style:style>
    <style:style style:name="T19" style:family="text">
      <style:text-properties officeooo:rsid="006cc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5"><text:span text:style-name="T6">Problema</text:span>: <text:span text:style-name="T5">inteiros bacanas </text:span><text:span text:style-name="T8">com listas encadeadas</text:span></text:p>
      <text:p text:style-name="P30">Elaborado por: Rafael Lima</text:p>
      <text:p text:style-name="P29"/>
      <text:p text:style-name="P24"><text:span text:style-name="T1">Dizemos que um inteiro positivo é </text:span><text:span text:style-name="T2">bacana</text:span><text:span text:style-name="T3"> se ao somarmos os quadrados de seus dígitos e repetirmos essa operação sucessivamente, obtivermos o número 1. Por exemplo, 1900 é </text:span><text:span text:style-name="T2">bacana</text:span><text:span text:style-name="T3">, pois</text:span></text:p>
      <text:p text:style-name="P14">1900 → 82 → 68 → 100 → 1</text:p>
      <text:p text:style-name="P15">Para obtermos a lista acima, usamos os seguintes passos:</text:p>
      <table:table table:name="Tabela3" table:style-name="Tabela3" table:template-name="Academic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">Passo</text:p>
          </table:table-cell>
          <table:table-cell table:style-name="Tabela3.A1" office:value-type="string">
            <text:p text:style-name="P3">Nó origem para destino</text:p>
          </table:table-cell>
          <table:table-cell table:style-name="Tabela3.A1" office:value-type="string">
            <text:p text:style-name="P3">Explicação</text:p>
          </table:table-cell>
        </table:table-row>
        <table:table-row>
          <table:table-cell table:style-name="Tabela3.A2" office:value-type="string">
            <text:p text:style-name="P4">1</text:p>
          </table:table-cell>
          <table:table-cell table:style-name="Tabela3.B2" office:value-type="float" office:value="0">
            <text:p text:style-name="P3">0</text:p>
          </table:table-cell>
          <table:table-cell table:style-name="Tabela3.A2" office:value-type="string">
            <text:p text:style-name="P4">1² + 9² + 0² + 0² = </text:p>
            <text:p text:style-name="P4">1 + 81 + 0 + 0 = <text:span text:style-name="T7">82</text:span></text:p>
          </table:table-cell>
        </table:table-row>
        <table:table-row table:style-name="Tabela3.3">
          <table:table-cell table:style-name="Tabela3.A3" office:value-type="string">
            <text:p text:style-name="P4">2</text:p>
          </table:table-cell>
          <table:table-cell table:style-name="Tabela3.B3" office:value-type="string">
            <text:p text:style-name="P4">82 → <text:span text:style-name="T7">68</text:span></text:p>
          </table:table-cell>
          <table:table-cell table:style-name="Tabela3.C3" office:value-type="string">
            <text:p text:style-name="P4">8² + 2² = </text:p>
            <text:p text:style-name="P4">64+4 = <text:span text:style-name="T7">68</text:span></text:p>
          </table:table-cell>
        </table:table-row>
        <table:table-row>
          <table:table-cell table:style-name="Tabela3.A3" office:value-type="string">
            <text:p text:style-name="P4">3</text:p>
          </table:table-cell>
          <table:table-cell table:style-name="Tabela3.B4" office:value-type="float" office:value="0">
            <text:p text:style-name="P3">0</text:p>
          </table:table-cell>
          <table:table-cell table:style-name="Tabela3.C4" office:value-type="string">
            <text:p text:style-name="P4">6²+8² = </text:p>
            <text:p text:style-name="P4">36+64 = <text:span text:style-name="T7">100</text:span></text:p>
          </table:table-cell>
        </table:table-row>
        <table:table-row>
          <table:table-cell table:style-name="Tabela3.A3" office:value-type="string">
            <text:p text:style-name="P4">4</text:p>
          </table:table-cell>
          <table:table-cell table:style-name="Tabela3.B4" office:value-type="float" office:value="0">
            <text:p text:style-name="P3">0</text:p>
          </table:table-cell>
          <table:table-cell table:style-name="Tabela3.C5" office:value-type="string">
            <text:p text:style-name="P4">1² + 0² + 0² = <text:span text:style-name="T7">1</text:span></text:p>
          </table:table-cell>
        </table:table-row>
      </table:table>
      <text:p text:style-name="P16"/>
      <text:p text:style-name="P17"><text:tab/>Portanto, sua tarefa é fazer um programa em linguagem C, <text:span text:style-name="T4">usando listas </text:span><text:span text:style-name="T5">dinâmicas, </text:span><text:span text:style-name="T8">para receber como entrada um número inteiro </text:span><text:span text:style-name="T19">e</text:span><text:span text:style-name="T8"> </text:span><text:span text:style-name="T19">gerar</text:span><text:span text:style-name="T8"> </text:span><text:span text:style-name="T19">a</text:span><text:span text:style-name="T8"> lista encadeada </text:span><text:span text:style-name="T19">do processo de julgamento de um número como bacana. Os nós na lista devem ser adicionados até que</text:span><text:span text:style-name="T14"> a informação do último nó tenha apenas 1 dígito. </text:span><text:span text:style-name="T19">A</text:span><text:span text:style-name="T8">o final, </text:span><text:span text:style-name="T19">imprima a lista e</text:span><text:span text:style-name="T8"> emita o parecer sobre o número: “bacana” ou “non-bacana” dependendo se é bacana ou não.</text:span></text:p>
      <text:p text:style-name="P18">Sugestão de roteiro:</text:p>
      <text:p text:style-name="P18">a) Crie uma lista chamada <text:span text:style-name="T6">solution</text:span> e armazene o inteiro lido como entrada.</text:p>
      <text:p text:style-name="P18">b) Crie um procedimento para ler o número inteiro e gerar uma lista dinâmica contendo cada um de seus dígitos (basta ir pegando o resto da divisão por 10 e ir dividindo o inteiro por 10 para diminuí-lo).</text:p>
      <text:p text:style-name="P18">c) Crie uma extensão da lista (uma função do tipo TLinkedList_) que receba <text:span text:style-name="T19">a</text:span> lista <text:span text:style-name="T19">gerada na etapa b)</text:span> e devolva um inteiro resultante da soma <text:span text:style-name="T19">dos quadrados de seus</text:span> dígitos <text:span text:style-name="T19">(nós);</text:span></text:p>
      <text:p text:style-name="P18">d) Insira o número resultante na lista <text:span text:style-name="T6">solution</text:span> criada na etapa a)</text:p>
      <text:p text:style-name="P19">DICA <text:span text:style-name="T15">1</text:span>: adicione um ponteiro fim ao seu nó descritor da lista e adapte os métodos de inserção.</text:p>
      <text:p text:style-name="P20">DICA 2: crie um método para retornar o número inteiro do último nó da lista para o teste <text:span text:style-name="T16">se </text:span><text:span text:style-name="T17">o número </text:span><text:span text:style-name="T16">é bacana ou não</text:span>.</text:p>
      <text:p text:style-name="P21"/>
      <text:p text:style-name="P21">Entrada</text:p>
      <text:p text:style-name="P18"><text:soft-page-break/>Cada entrada é composta de um número inteiro positivo. </text:p>
      <text:p text:style-name="P21">Saída</text:p>
      <text:p text:style-name="P18">Para cada inteiro lido, deve-se gerar em uma linha <text:span text:style-name="T19">representando </text:span>a sequência gerada pelo procedimento explicado do exercício. <text:span text:style-name="T13">Cada número de cada nó da lista deverá ser separado por uma vírgula e um espaço </text:span><text:span text:style-name="T19">(incluindo o último nó)</text:span><text:span text:style-name="T13">.</text:span> <text:span text:style-name="T19">Após imprimir o último número da lista, d</text:span>eve-se quebrar a linha (‘\n’) e então emitir a frase <text:s/>“bacana” caso o número seja bacana, ou “non-bacana” caso não seja, seguido de um ‘\n’ <text:span text:style-name="T13">(vide exemplos a seguir).</text:span></text:p>
      <text:p text:style-name="P22">Exemplo<text:span text:style-name="T11">s</text:span>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5">Exemplo de entrada 1</text:p>
            <text:p text:style-name="P10">1900</text:p>
          </table:table-cell>
          <table:table-cell table:style-name="Tabela2.B1" office:value-type="string">
            <text:p text:style-name="P6">Exemplo de saída <text:span text:style-name="T11">1</text:span></text:p>
            <text:p text:style-name="P11">1900, 82, 68, 100, 1, </text:p>
            <text:p text:style-name="P9"><text:span text:style-name="T10">b</text:span><text:span text:style-name="T9">acana</text:span></text:p>
          </table:table-cell>
        </table:table-row>
      </table:table>
      <text:p text:style-name="P23"/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7">Exemplo de entrada <text:span text:style-name="T12">2</text:span></text:p>
            <text:p text:style-name="P12">312312</text:p>
          </table:table-cell>
          <table:table-cell table:style-name="Tabela1.B1" office:value-type="string">
            <text:p text:style-name="P7">Exemplo de saída <text:span text:style-name="T12">2</text:span></text:p>
            <text:p text:style-name="P12">312312, 28, 68, 100, 1, </text:p>
            <text:p text:style-name="P12">bacana</text:p>
          </table:table-cell>
        </table:table-row>
      </table:table>
      <text:p text:style-name="P26"/>
      <text:p text:style-name="P26"/>
      <table:table table:name="Tabela4" table:style-name="Tabela4" table:template-name="Default Style">
        <table:table-column table:style-name="Tabela4.A"/>
        <table:table-column table:style-name="Tabela4.B"/>
        <table:table-row>
          <table:table-cell table:style-name="Tabela4.A1" office:value-type="string">
            <text:p text:style-name="P8">Exemplo de entrada <text:span text:style-name="T18">3</text:span></text:p>
            <text:p text:style-name="P13">312</text:p>
          </table:table-cell>
          <table:table-cell table:style-name="Tabela4.B1" office:value-type="string">
            <text:p text:style-name="P8">Exemplo de saída <text:span text:style-name="T18">3</text:span></text:p>
            <text:p text:style-name="P13">312, 14, 17, 50, 25, 29, 85, 89, 145, 42, 20, 4, </text:p>
            <text:p text:style-name="P13">non-bacana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FundoMaterial600" xlink:href="Pictures/10000001000009B100000DB40AC2FDC21ED550B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90%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list-style-name="Numbering_20_123" style:class="chapter" style:master-page-name="">
      <style:paragraph-properties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Numbering_20_123" style:class="text">
      <style:paragraph-properties fo:margin-top="0.212cm" fo:margin-bottom="0.212cm" style:contextual-spacing="false"/>
      <style:text-properties style:font-name="Liberation Serif1" fo:font-family="'Liberation Serif'" style:font-style-name="Itálico" style:font-family-generic="roman" style:font-pitch="variable" fo:font-size="90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4" style:display-name="List 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loext:opacity="100%" fo:language="pt" fo:country="BR" officeooo:rsid="000bb793" officeooo:paragraph-rsid="006d88bf"/>
    </style:style>
    <style:style style:name="MP2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9B100000DB40AC2FDC21ED550B4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border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Estruturas de Dados – Prof. Rafael Lim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6T14:08:29.372000000</meta:creation-date>
    <meta:generator>LibreOffice/7.4.6.2$Windows_X86_64 LibreOffice_project/5b1f5509c2decdade7fda905e3e1429a67acd63d</meta:generator>
    <meta:editing-duration>PT1H25M17S</meta:editing-duration>
    <meta:editing-cycles>27</meta:editing-cycles>
    <dc:date>2023-04-19T20:09:58.864000000</dc:date>
    <meta:document-statistic meta:table-count="4" meta:image-count="0" meta:object-count="0" meta:page-count="2" meta:paragraph-count="53" meta:word-count="481" meta:character-count="2444" meta:non-whitespace-character-count="2018"/>
  </office:meta>
</office:document-meta>
</file>